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layout-cache" manifest:media-type="application/binary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10c779" officeooo:paragraph-rsid="0010c779"/>
    </style:style>
    <style:style style:name="P2" style:family="paragraph" style:parent-style-name="Standard">
      <style:paragraph-properties fo:line-height="200%"/>
      <style:text-properties officeooo:rsid="00132e12" officeooo:paragraph-rsid="00132e12"/>
    </style:style>
    <style:style style:name="P3" style:family="paragraph" style:parent-style-name="Standard" style:master-page-name="">
      <loext:graphic-properties draw:fill="none"/>
      <style:paragraph-properties fo:margin-left="0in" fo:margin-right="0in" fo:line-height="200%" fo:text-indent="0.5in" style:auto-text-indent="false" style:page-number="auto" fo:background-color="transparent">
        <style:tab-stops>
          <style:tab-stop style:position="0.5209in"/>
        </style:tab-stops>
      </style:paragraph-properties>
      <style:text-properties officeooo:rsid="0010c779" officeooo:paragraph-rsid="0010c779"/>
    </style:style>
    <style:style style:name="P4" style:family="paragraph" style:parent-style-name="Standard" style:master-page-name="">
      <loext:graphic-properties draw:fill="none"/>
      <style:paragraph-properties fo:margin-left="0in" fo:margin-right="0in" fo:line-height="200%" fo:text-indent="0.5in" style:auto-text-indent="false" style:page-number="auto" fo:background-color="transparent"/>
      <style:text-properties officeooo:rsid="00169891" officeooo:paragraph-rsid="00169891"/>
    </style:style>
    <style:style style:name="P5" style:family="paragraph" style:parent-style-name="Standard">
      <loext:graphic-properties draw:fill="none"/>
      <style:paragraph-properties fo:margin-left="0in" fo:margin-right="0in" fo:line-height="200%" fo:text-indent="0.5in" style:auto-text-indent="false" fo:background-color="transparent"/>
      <style:text-properties officeooo:rsid="0010c779" officeooo:paragraph-rsid="0010c779"/>
    </style:style>
    <style:style style:name="P6" style:family="paragraph" style:parent-style-name="Standard">
      <loext:graphic-properties draw:fill="none"/>
      <style:paragraph-properties fo:margin-left="0in" fo:margin-right="0in" fo:line-height="200%" fo:text-indent="0.5in" style:auto-text-indent="false" fo:background-color="transparent">
        <style:tab-stops>
          <style:tab-stop style:position="0.5209in"/>
        </style:tab-stops>
      </style:paragraph-properties>
      <style:text-properties officeooo:rsid="0010c779" officeooo:paragraph-rsid="0010c779"/>
    </style:style>
    <style:style style:name="P7" style:family="paragraph" style:parent-style-name="Standard">
      <loext:graphic-properties draw:fill="none"/>
      <style:paragraph-properties fo:margin-left="0in" fo:margin-right="0in" fo:line-height="200%" fo:text-indent="0.5in" style:auto-text-indent="false" fo:background-color="transparent"/>
      <style:text-properties officeooo:rsid="00191395" officeooo:paragraph-rsid="001b9ba4"/>
    </style:style>
    <style:style style:name="P8" style:family="paragraph" style:parent-style-name="Standard">
      <loext:graphic-properties draw:fill="none"/>
      <style:paragraph-properties fo:margin-left="0in" fo:margin-right="0in" fo:line-height="200%" fo:text-indent="0in" style:auto-text-indent="false" fo:background-color="transparent"/>
      <style:text-properties officeooo:rsid="00191395" officeooo:paragraph-rsid="00191395"/>
    </style:style>
    <style:style style:name="T1" style:family="text">
      <style:text-properties officeooo:rsid="00128e57"/>
    </style:style>
    <style:style style:name="T2" style:family="text">
      <style:text-properties officeooo:rsid="00153200"/>
    </style:style>
    <style:style style:name="T3" style:family="text">
      <style:text-properties officeooo:rsid="00177734"/>
    </style:style>
    <style:style style:name="T4" style:family="text">
      <style:text-properties officeooo:rsid="001b9ba4"/>
    </style:style>
    <style:style style:name="fr1" style:family="graphic" style:parent-style-name="OLE">
      <style:graphic-properties style:vertical-pos="top" style:vertical-rel="paragraph" style:horizontal-pos="center" style:horizontal-rel="paragraph" draw:fill-image-width="0in" draw:fill-image-height="0in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cob Vargo</text:p>
      <text:p text:style-name="P1">CS 425 Intro to Machine Learning</text:p>
      <text:p text:style-name="P1">Project 3</text:p>
      <text:p text:style-name="P3"/>
      <text:p text:style-name="P6">While preprocessing the raw data I found there were sixteen instances of missing data entries that were marked with a ‘?’. I decided the best way to handle the missing data entries was to replace the values with a ‘1’ so as to be within range of the normal entries. <text:span text:style-name="T1">I then split my data into 3 groups: test, validation, training. I put half of the data in the training set and gave both the validation and test sets a quarter of the data.</text:span></text:p>
      <text:p text:style-name="P5">In my k-Nearest Neighbor <text:span text:style-name="T1">algorithm, I used the training set to find the nearest neighbors and then get a prediction. In the case that the number of nearest neighbors that were malignant equaled those that were benign, I chose to assign the prediction to be malignant. I then used the validation set to find the best suited k for the algorithm.</text:span></text:p>
      <text:p text:style-name="P2"/>
      <text:p text:style-name="P2"><draw:frame draw:style-name="fr1" draw:name="Object1" text:anchor-type="paragraph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oft-page-break/>Based on my data, I decided that <text:span text:style-name="T2">4</text:span> would be my best choice for k <text:span text:style-name="T2">since is tied with k=2 with the highest rating in every performance meter and having a higher k allows the algorithm to be more robust. My performance ratings on the test set were: Accuracy = 0.99, TPR = 0.98, PPV = 0.98, TNR = 0.99, F Score = 0.49.</text:span></text:p>
      <text:p text:style-name="P4">In my decision tree classifier, <text:span text:style-name="T3">I used the training data to construct the decision tree. I then used the validation set to find the best maximum tree depth.</text:span></text:p>
      <text:p text:style-name="P8"><draw:frame draw:style-name="fr1" draw:name="Object2" text:anchor-type="paragraph" svg:width="6.2984in" svg:height="3.5429in" draw:z-index="1"><draw:object xlink:href="./Object 2" xlink:type="simple" xlink:show="embed" xlink:actuate="onLoad"/><draw:image xlink:href="./ObjectReplacements/Object 2" xlink:type="simple" xlink:show="embed" xlink:actuate="onLoad"/><svg:desc>chart</svg:desc></draw:frame></text:p>
      <text:p text:style-name="P7">Based on my results, I decided that a maximum depth of <text:span text:style-name="T4">3</text:span> would be my best choice. <text:span text:style-name="T2">My performance ratings on the test set were: Accuracy = 0.98, TPR = 0.97, PPV = 0.97, TNR = 0.99, F Score = 0.49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9:31:48.883408045</meta:creation-date>
    <dc:date>2017-11-07T23:55:51.867598124</dc:date>
    <meta:editing-duration>PT38M50S</meta:editing-duration>
    <meta:editing-cycles>3</meta:editing-cycles>
    <meta:generator>LibreOffice/5.1.6.2$Linux_X86_64 LibreOffice_project/10m0$Build-2</meta:generator>
    <meta:document-statistic meta:table-count="0" meta:image-count="0" meta:object-count="2" meta:page-count="2" meta:paragraph-count="8" meta:word-count="288" meta:character-count="1498" meta:non-whitespace-character-count="12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199cm" svg:y="3.204cm" style:legend-expansion="high" chart:style-name="ch2"/>
        <chart:plot-area chart:style-name="ch3" chart:data-source-has-labels="both" svg:x="0.319cm" svg:y="0.179cm" svg:width="12.561cm" svg:height="8.641cm">
          <chartooo:coordinate-region svg:x="1.046cm" svg:y="0.379cm" svg:width="11.647cm" svg:height="7.795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series chart:style-name="ch9" chart:values-cell-range-address="local-table.$D$2:.$D$10" chart:label-cell-address="local-table.$D$1" chart:class="chart:line">
            <chart:data-point chart:repeated="9"/>
          </chart:series>
          <chart:series chart:style-name="ch10" chart:values-cell-range-address="local-table.$E$2:.$E$10" chart:label-cell-address="local-table.$E$1" chart:class="chart:line">
            <chart:data-point chart:repeated="9"/>
          </chart:series>
          <chart:series chart:style-name="ch11" chart:values-cell-range-address="local-table.$F$2:.$F$10" chart:label-cell-address="local-table.$F$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</table:table-cell>
              <table:table-cell office:value-type="string">
                <text:p>TPR</text:p>
              </table:table-cell>
              <table:table-cell office:value-type="string">
                <text:p>PPV</text:p>
              </table:table-cell>
              <table:table-cell office:value-type="string">
                <text:p>TNR</text:p>
              </table:table-cell>
              <table:table-cell office:value-type="string">
                <text:p>F Score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0.975155279503">
                <text:p>0.975155279503</text:p>
              </table:table-cell>
              <table:table-cell office:value-type="float" office:value="1">
                <text:p>1</text:p>
              </table:table-cell>
              <table:table-cell office:value-type="float" office:value="0.929824561404">
                <text:p>0.929824561404</text:p>
              </table:table-cell>
              <table:table-cell office:value-type="float" office:value="0.962962962963">
                <text:p>0.962962962963</text:p>
              </table:table-cell>
              <table:table-cell office:value-type="float" office:value="0.481818181818">
                <text:p>0.481818181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65">
                <text:p>0.9565</text:p>
              </table:table-cell>
              <table:table-cell office:value-type="float" office:value="0.943396">
                <text:p>0.943396</text:p>
              </table:table-cell>
              <table:table-cell office:value-type="float" office:value="0.9259">
                <text:p>0.9259</text:p>
              </table:table-cell>
              <table:table-cell office:value-type="float" office:value="0.96296">
                <text:p>0.96296</text:p>
              </table:table-cell>
              <table:table-cell office:value-type="float" office:value="0.4672">
                <text:p>0.4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5">
                <text:p>0.975</text:p>
              </table:table-cell>
              <table:table-cell office:value-type="float" office:value="1">
                <text:p>1</text:p>
              </table:table-cell>
              <table:table-cell office:value-type="float" office:value="0.9298">
                <text:p>0.9298</text:p>
              </table:table-cell>
              <table:table-cell office:value-type="float" office:value="0.96296">
                <text:p>0.96296</text:p>
              </table:table-cell>
              <table:table-cell office:value-type="float" office:value="0.4818">
                <text:p>0.4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65">
                <text:p>0.9565</text:p>
              </table:table-cell>
              <table:table-cell office:value-type="float" office:value="0.9433">
                <text:p>0.9433</text:p>
              </table:table-cell>
              <table:table-cell office:value-type="float" office:value="0.9259">
                <text:p>0.9259</text:p>
              </table:table-cell>
              <table:table-cell office:value-type="float" office:value="0.9629">
                <text:p>0.9629</text:p>
              </table:table-cell>
              <table:table-cell office:value-type="float" office:value="0.4672">
                <text:p>0.46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565">
                <text:p>0.9565</text:p>
              </table:table-cell>
              <table:table-cell office:value-type="float" office:value="0.9433">
                <text:p>0.9433</text:p>
              </table:table-cell>
              <table:table-cell office:value-type="float" office:value="0.9259">
                <text:p>0.9259</text:p>
              </table:table-cell>
              <table:table-cell office:value-type="float" office:value="0.9629">
                <text:p>0.9629</text:p>
              </table:table-cell>
              <table:table-cell office:value-type="float" office:value="0.4672">
                <text:p>0.4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565">
                <text:p>0.9565</text:p>
              </table:table-cell>
              <table:table-cell office:value-type="float" office:value="0.9433">
                <text:p>0.9433</text:p>
              </table:table-cell>
              <table:table-cell office:value-type="float" office:value="0.9259">
                <text:p>0.9259</text:p>
              </table:table-cell>
              <table:table-cell office:value-type="float" office:value="0.9629">
                <text:p>0.9629</text:p>
              </table:table-cell>
              <table:table-cell office:value-type="float" office:value="0.4672">
                <text:p>0.46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65">
                <text:p>0.9565</text:p>
              </table:table-cell>
              <table:table-cell office:value-type="float" office:value="0.9433">
                <text:p>0.9433</text:p>
              </table:table-cell>
              <table:table-cell office:value-type="float" office:value="0.9259">
                <text:p>0.9259</text:p>
              </table:table-cell>
              <table:table-cell office:value-type="float" office:value="0.9629">
                <text:p>0.9629</text:p>
              </table:table-cell>
              <table:table-cell office:value-type="float" office:value="0.4672">
                <text:p>0.46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627">
                <text:p>0.9627</text:p>
              </table:table-cell>
              <table:table-cell office:value-type="float" office:value="0.9622">
                <text:p>0.9622</text:p>
              </table:table-cell>
              <table:table-cell office:value-type="float" office:value="0.9272">
                <text:p>0.9272</text:p>
              </table:table-cell>
              <table:table-cell office:value-type="float" office:value="0.9629">
                <text:p>0.9629</text:p>
              </table:table-cell>
              <table:table-cell office:value-type="float" office:value="0.4722">
                <text:p>0.47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03">
                <text:p>0.9503</text:p>
              </table:table-cell>
              <table:table-cell office:value-type="float" office:value="0.9245">
                <text:p>0.9245</text:p>
              </table:table-cell>
              <table:table-cell office:value-type="float" office:value="0.9245">
                <text:p>0.9245</text:p>
              </table:table-cell>
              <table:table-cell office:value-type="float" office:value="0.9629">
                <text:p>0.9629</text:p>
              </table:table-cell>
              <table:table-cell office:value-type="float" office:value="0.4622">
                <text:p>0.46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" chart:maximum="1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199cm" svg:y="3.204cm" style:legend-expansion="high" chart:style-name="ch2"/>
        <chart:plot-area chart:style-name="ch3" chart:data-source-has-labels="both" svg:x="0.319cm" svg:y="0.179cm" svg:width="12.561cm" svg:height="8.641cm">
          <chartooo:coordinate-region svg:x="1.046cm" svg:y="0.379cm" svg:width="11.647cm" svg:height="7.795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series chart:style-name="ch8" chart:values-cell-range-address="local-table.$C$2:.$C$10" chart:label-cell-address="local-table.$C$1" chart:class="chart:line">
            <chart:data-point chart:repeated="9"/>
          </chart:series>
          <chart:series chart:style-name="ch9" chart:values-cell-range-address="local-table.$D$2:.$D$10" chart:label-cell-address="local-table.$D$1" chart:class="chart:line">
            <chart:data-point chart:repeated="9"/>
          </chart:series>
          <chart:series chart:style-name="ch10" chart:values-cell-range-address="local-table.$E$2:.$E$10" chart:label-cell-address="local-table.$E$1" chart:class="chart:line">
            <chart:data-point chart:repeated="9"/>
          </chart:series>
          <chart:series chart:style-name="ch11" chart:values-cell-range-address="local-table.$F$2:.$F$10" chart:label-cell-address="local-table.$F$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</table:table-cell>
              <table:table-cell office:value-type="string">
                <text:p>TPR</text:p>
              </table:table-cell>
              <table:table-cell office:value-type="string">
                <text:p>PPV</text:p>
              </table:table-cell>
              <table:table-cell office:value-type="string">
                <text:p>TNR</text:p>
              </table:table-cell>
              <table:table-cell office:value-type="string">
                <text:p>F Score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1">
                <text:p>0.91</text:p>
              </table:table-cell>
              <table:table-cell office:value-type="float" office:value="0.96">
                <text:p>0.9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65">
                <text:p>0.9565</text:p>
              </table:table-cell>
              <table:table-cell office:value-type="float" office:value="0.98">
                <text:p>0.98</text:p>
              </table:table-cell>
              <table:table-cell office:value-type="float" office:value="0.9259">
                <text:p>0.9259</text:p>
              </table:table-cell>
              <table:table-cell office:value-type="float" office:value="0.96296">
                <text:p>0.9629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  <table:table-cell office:value-type="float" office:value="0.9298">
                <text:p>0.9298</text:p>
              </table:table-cell>
              <table:table-cell office:value-type="float" office:value="0.96296">
                <text:p>0.96296</text:p>
              </table:table-cell>
              <table:table-cell office:value-type="float" office:value="0.4818">
                <text:p>0.4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65">
                <text:p>0.9565</text:p>
              </table:table-cell>
              <table:table-cell office:value-type="float" office:value="0.9433">
                <text:p>0.9433</text:p>
              </table:table-cell>
              <table:table-cell office:value-type="float" office:value="0.9259">
                <text:p>0.9259</text:p>
              </table:table-cell>
              <table:table-cell office:value-type="float" office:value="0.9629">
                <text:p>0.9629</text:p>
              </table:table-cell>
              <table:table-cell office:value-type="float" office:value="0.4672">
                <text:p>0.46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565">
                <text:p>0.9565</text:p>
              </table:table-cell>
              <table:table-cell office:value-type="float" office:value="0.94">
                <text:p>0.94</text:p>
              </table:table-cell>
              <table:table-cell office:value-type="float" office:value="0.9259">
                <text:p>0.9259</text:p>
              </table:table-cell>
              <table:table-cell office:value-type="float" office:value="0.9629">
                <text:p>0.9629</text:p>
              </table:table-cell>
              <table:table-cell office:value-type="float" office:value="0.4672">
                <text:p>0.4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565">
                <text:p>0.9565</text:p>
              </table:table-cell>
              <table:table-cell office:value-type="float" office:value="0.9433">
                <text:p>0.9433</text:p>
              </table:table-cell>
              <table:table-cell office:value-type="float" office:value="0.9259">
                <text:p>0.9259</text:p>
              </table:table-cell>
              <table:table-cell office:value-type="float" office:value="0.9629">
                <text:p>0.9629</text:p>
              </table:table-cell>
              <table:table-cell office:value-type="float" office:value="0.4672">
                <text:p>0.46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65">
                <text:p>0.9565</text:p>
              </table:table-cell>
              <table:table-cell office:value-type="float" office:value="0.9433">
                <text:p>0.9433</text:p>
              </table:table-cell>
              <table:table-cell office:value-type="float" office:value="0.9259">
                <text:p>0.9259</text:p>
              </table:table-cell>
              <table:table-cell office:value-type="float" office:value="0.9629">
                <text:p>0.9629</text:p>
              </table:table-cell>
              <table:table-cell office:value-type="float" office:value="0.4672">
                <text:p>0.46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627">
                <text:p>0.9627</text:p>
              </table:table-cell>
              <table:table-cell office:value-type="float" office:value="0.9622">
                <text:p>0.9622</text:p>
              </table:table-cell>
              <table:table-cell office:value-type="float" office:value="0.9272">
                <text:p>0.9272</text:p>
              </table:table-cell>
              <table:table-cell office:value-type="float" office:value="0.9629">
                <text:p>0.9629</text:p>
              </table:table-cell>
              <table:table-cell office:value-type="float" office:value="0.4722">
                <text:p>0.47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03">
                <text:p>0.9503</text:p>
              </table:table-cell>
              <table:table-cell office:value-type="float" office:value="0.9245">
                <text:p>0.9245</text:p>
              </table:table-cell>
              <table:table-cell office:value-type="float" office:value="0.9245">
                <text:p>0.9245</text:p>
              </table:table-cell>
              <table:table-cell office:value-type="float" office:value="0.9629">
                <text:p>0.9629</text:p>
              </table:table-cell>
              <table:table-cell office:value-type="float" office:value="0.4622">
                <text:p>0.46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